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c5000b" draw:marker-start-width="0.352cm" draw:marker-end-width="0.352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000080" draw:marker-start-width="0.352cm" draw:marker-end-width="0.352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4cm" fo:min-width="4.32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text-properties fo:font-size="1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0.508cm" svg:height="0.508cm" svg:x="11.452cm" svg:y="8.63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706cm" svg:y1="9.144cm" svg:x2="11.698cm" svg:y2="13.376cm" draw:start-shape="id1" draw:start-glue-point="2" draw:end-shape="id2" draw:end-glue-point="0" svg:d="m11706 9144v2116h-8v2116" svg:viewBox="0 0 9 4233">
          <text:p/>
        </draw:connector>
        <draw:custom-shape draw:style-name="gr1" draw:text-style-name="P1" xml:id="id2" draw:id="id2" draw:layer="layout" svg:width="0.508cm" svg:height="0.508cm" svg:x="11.444cm" svg:y="13.37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83cm" svg:height="0.645cm" draw:transform="rotate (1.5707963267949) translate (11.044cm 12.538cm)">
          <draw:text-box>
            <text:p><text:span text:style-name="T1">services.twitter</text:span></text:p>
          </draw:text-box>
        </draw:frame>
        <draw:custom-shape draw:style-name="gr4" draw:text-style-name="P4" draw:layer="layout" svg:width="2.694cm" svg:height="2.78cm" svg:x="10.306cm" svg:y="13.222cm">
          <text:p text:style-name="P3"><text:span text:style-name="T1">Twitter</text:span></text:p>
          <text:p text:style-name="P3"><text:span text:style-name="T1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1cm" svg:height="0.645cm" draw:transform="rotate (1.5707963267949) translate (4.943cm 13.278cm)">
          <draw:text-box>
            <text:p><text:span text:style-name="T1">services.xbee.readings</text:span></text:p>
          </draw:text-box>
        </draw:frame>
        <draw:custom-shape draw:style-name="gr1" draw:text-style-name="P1" xml:id="id3" draw:id="id3" draw:layer="layout" svg:width="0.508cm" svg:height="0.508cm" svg:x="7.648cm" svg:y="8.63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02cm" svg:y1="9.144cm" svg:x2="7.894cm" svg:y2="13.476cm" draw:start-shape="id3" draw:start-glue-point="2" draw:end-shape="id4" draw:end-glue-point="0" svg:d="m7902 9144v2166h-8v2166" svg:viewBox="0 0 9 4333">
          <text:p/>
        </draw:connector>
        <draw:custom-shape draw:style-name="gr1" draw:text-style-name="P1" xml:id="id4" draw:id="id4" draw:layer="layout" svg:width="0.508cm" svg:height="0.508cm" svg:x="7.64cm" svg:y="13.4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508cm" svg:height="0.508cm" svg:x="8.26cm" svg:y="8.636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514cm" svg:y1="9.144cm" svg:x2="8.514cm" svg:y2="13.476cm" draw:start-shape="id5" draw:start-glue-point="2" draw:end-shape="id6" draw:end-glue-point="0" svg:d="m8514 9144v4332" svg:viewBox="0 0 1 4333">
          <text:p/>
        </draw:connector>
        <draw:custom-shape draw:style-name="gr1" draw:text-style-name="P1" xml:id="id6" draw:id="id6" draw:layer="layout" svg:width="0.508cm" svg:height="0.508cm" svg:x="8.26cm" svg:y="13.4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508cm" svg:height="0.508cm" svg:x="4.072cm" svg:y="8.63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326cm" svg:y1="9.144cm" svg:x2="4.318cm" svg:y2="13.576cm" draw:start-shape="id7" draw:start-glue-point="2" draw:end-shape="id8" draw:end-glue-point="0" svg:d="m4326 9144v2216h-8v2216" svg:viewBox="0 0 9 4433">
          <text:p/>
        </draw:connector>
        <draw:custom-shape draw:style-name="gr1" draw:text-style-name="P1" xml:id="id8" draw:id="id8" draw:layer="layout" svg:width="0.508cm" svg:height="0.508cm" svg:x="4.064cm" svg:y="13.5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508cm" svg:height="0.508cm" svg:x="4.684cm" svg:y="8.636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4.938cm" svg:y1="9.144cm" svg:x2="4.938cm" svg:y2="13.576cm" draw:start-shape="id9" draw:start-glue-point="2" draw:end-shape="id10" draw:end-glue-point="0" svg:d="m4938 9144v4432" svg:viewBox="0 0 1 4433">
          <text:p/>
        </draw:connector>
        <draw:custom-shape draw:style-name="gr1" draw:text-style-name="P1" xml:id="id10" draw:id="id10" draw:layer="layout" svg:width="0.508cm" svg:height="0.508cm" svg:x="4.684cm" svg:y="13.57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791cm" svg:height="0.645cm" draw:transform="rotate (1.5707963267949) translate (8.473cm 13.089cm)">
          <draw:text-box>
            <text:p><text:span text:style-name="T1">services.xbee.packet</text:span></text:p>
          </draw:text-box>
        </draw:frame>
        <draw:frame draw:style-name="gr6" draw:text-style-name="P2" draw:layer="layout" svg:width="4.096cm" svg:height="0.645cm" draw:transform="rotate (1.5707963267949) translate (7.132cm 13.24cm)">
          <draw:text-box>
            <text:p><text:span text:style-name="T1">services.xbee.endpoint</text:span></text:p>
          </draw:text-box>
        </draw:frame>
        <draw:frame draw:style-name="gr3" draw:text-style-name="P2" draw:layer="layout" svg:width="3.791cm" svg:height="0.645cm" draw:transform="rotate (1.5707963267949) translate (3.673cm 13.189cm)">
          <draw:text-box>
            <text:p><text:span text:style-name="T1">services.xbee.packet</text:span></text:p>
          </draw:text-box>
        </draw:frame>
        <draw:custom-shape draw:style-name="gr4" draw:text-style-name="P4" draw:layer="layout" svg:width="2.694cm" svg:height="2.78cm" svg:x="3.248cm" svg:y="13.238cm">
          <text:p text:style-name="P3"><text:span text:style-name="T1">Weather</text:span></text:p>
          <text:p text:style-name="P3"><text:span text:style-name="T1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1cm" svg:height="0.645cm" draw:transform="rotate (1.5707963267949) translate (7.261cm 8.01cm)">
          <draw:text-box>
            <text:p><text:span text:style-name="T1">services.xbee.readings</text:span></text:p>
          </draw:text-box>
        </draw:frame>
        <draw:custom-shape draw:style-name="gr1" draw:text-style-name="P1" xml:id="id11" draw:id="id11" draw:layer="layout" svg:width="0.508cm" svg:height="0.508cm" svg:x="7.66cm" svg:y="3.30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14cm" svg:y1="3.81cm" svg:x2="7.906cm" svg:y2="8.142cm" draw:start-shape="id11" draw:start-glue-point="2" draw:end-shape="id12" draw:end-glue-point="0" svg:d="m7914 3810v2166h-8v2166" svg:viewBox="0 0 9 4333">
          <text:p/>
        </draw:connector>
        <draw:custom-shape draw:style-name="gr1" draw:text-style-name="P1" xml:id="id12" draw:id="id12" draw:layer="layout" svg:width="0.508cm" svg:height="0.508cm" svg:x="7.652cm" svg:y="8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508cm" svg:height="0.508cm" svg:x="8.272cm" svg:y="3.30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526cm" svg:y1="3.81cm" svg:x2="8.526cm" svg:y2="8.142cm" draw:start-shape="id13" draw:start-glue-point="2" draw:end-shape="id14" draw:end-glue-point="0" svg:d="m8526 3810v4332" svg:viewBox="0 0 1 4333">
          <text:p/>
        </draw:connector>
        <draw:custom-shape draw:style-name="gr1" draw:text-style-name="P1" xml:id="id14" draw:id="id14" draw:layer="layout" svg:width="0.508cm" svg:height="0.508cm" svg:x="8.272cm" svg:y="8.14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83cm" svg:height="0.645cm" draw:transform="rotate (1.5707963267949) translate (8.526cm 7.366cm)">
          <draw:text-box>
            <text:p><text:span text:style-name="T1">services.twitter</text:span></text:p>
          </draw:text-box>
        </draw:frame>
        <draw:custom-shape draw:style-name="gr1" draw:text-style-name="P1" xml:id="id15" draw:id="id15" draw:layer="layout" svg:width="0.508cm" svg:height="0.508cm" svg:x="4.209cm" svg:y="3.30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463cm" svg:y1="3.81cm" svg:x2="4.455cm" svg:y2="8.142cm" draw:start-shape="id15" draw:start-glue-point="2" draw:end-shape="id16" draw:end-glue-point="0" svg:d="m4463 3810v2166h-8v2166" svg:viewBox="0 0 9 4333">
          <text:p/>
        </draw:connector>
        <draw:custom-shape draw:style-name="gr1" draw:text-style-name="P1" xml:id="id16" draw:id="id16" draw:layer="layout" svg:width="0.508cm" svg:height="0.508cm" svg:x="4.201cm" svg:y="8.14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0.508cm" svg:height="0.508cm" svg:x="4.821cm" svg:y="3.30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075cm" svg:y1="3.81cm" svg:x2="5.075cm" svg:y2="8.142cm" draw:start-shape="id17" draw:start-glue-point="2" draw:end-shape="id18" draw:end-glue-point="0" svg:d="m5075 3810v4332" svg:viewBox="0 0 1 4333">
          <text:p/>
        </draw:connector>
        <draw:custom-shape draw:style-name="gr1" draw:text-style-name="P1" xml:id="id18" draw:id="id18" draw:layer="layout" svg:width="0.508cm" svg:height="0.508cm" svg:x="4.821cm" svg:y="8.1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94cm" svg:height="2.724cm" svg:x="3.402cm" svg:y="1.34cm">
          <text:p text:style-name="P3"><text:span text:style-name="T1">Garage</text:span></text:p>
          <text:p text:style-name="P3"><text:span text:style-name="T1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694cm" svg:height="2.724cm" svg:x="6.844cm" svg:y="1.34cm">
          <text:p text:style-name="P3"><text:span text:style-name="T1">Transform</text:span></text:p>
          <text:p text:style-name="P3"><text:span text:style-name="T1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1cm" svg:height="0.645cm" draw:transform="rotate (1.5707963267949) translate (5.08cm 8.128cm)">
          <draw:text-box>
            <text:p><text:span text:style-name="T1">services.xbee.readings</text:span></text:p>
          </draw:text-box>
        </draw:frame>
        <draw:frame draw:style-name="gr3" draw:text-style-name="P2" draw:layer="layout" svg:width="3.791cm" svg:height="0.645cm" draw:transform="rotate (1.5707963267949) translate (3.81cm 8.039cm)">
          <draw:text-box>
            <text:p><text:span text:style-name="T1">services.xbee.packet</text:span></text:p>
          </draw:text-box>
        </draw:frame>
        <draw:custom-shape draw:style-name="gr4" draw:text-style-name="P3" draw:layer="layout" svg:width="2.286cm" svg:height="2.032cm" svg:x="7.112cm" svg:y="13.462cm">
          <text:p text:style-name="P3"><text:span text:style-name="T2">Xbee </text:span></text:p>
          <text:p text:style-name="P3"><text:span text:style-name="T2">Endpoi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724cm" svg:y1="16.358cm" svg:x2="22.606cm" svg:y2="16.356cm" svg:d="m23724 16358h-559v-2h-559" svg:viewBox="0 0 1119 3">
          <text:p/>
        </draw:connector>
        <draw:frame draw:style-name="gr3" draw:text-style-name="P5" draw:layer="layout" svg:width="2.229cm" svg:height="0.683cm" svg:x="23.876cm" svg:y="16.002cm">
          <draw:text-box>
            <text:p><text:span text:style-name="T2">Subscribe</text:span></text:p>
          </draw:text-box>
        </draw:frame>
        <draw:connector draw:style-name="gr5" draw:text-style-name="P1" draw:layer="layout" svg:x1="23.753cm" svg:y1="17.786cm" svg:x2="22.606cm" svg:y2="17.78cm" svg:d="m23753 17786h-573v-6h-574" svg:viewBox="0 0 1148 7">
          <text:p/>
        </draw:connector>
        <draw:frame draw:style-name="gr3" draw:text-style-name="P5" draw:layer="layout" svg:width="1.772cm" svg:height="0.683cm" svg:x="23.933cm" svg:y="17.526cm">
          <draw:text-box>
            <text:p><text:span text:style-name="T2">Publish</text:span></text:p>
          </draw:text-box>
        </draw:frame>
        <draw:custom-shape draw:style-name="gr1" draw:text-style-name="P1" xml:id="id19" draw:id="id19" draw:layer="layout" svg:width="0.508cm" svg:height="0.508cm" svg:x="11.684cm" svg:y="3.402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938cm" svg:y1="3.91cm" svg:x2="11.93cm" svg:y2="8.142cm" draw:start-shape="id19" draw:start-glue-point="2" draw:end-shape="id20" draw:end-glue-point="0" svg:d="m11938 3910v2116h-8v2116" svg:viewBox="0 0 9 4233">
          <text:p/>
        </draw:connector>
        <draw:custom-shape draw:style-name="gr1" draw:text-style-name="P1" xml:id="id20" draw:id="id20" draw:layer="layout" svg:width="0.508cm" svg:height="0.508cm" svg:x="11.676cm" svg:y="8.14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1cm" svg:height="0.645cm" draw:transform="rotate (1.5707963267949) translate (11.276cm 8.064cm)">
          <draw:text-box>
            <text:p><text:span text:style-name="T1">services.xbee.readings</text:span></text:p>
          </draw:text-box>
        </draw:frame>
        <draw:custom-shape draw:style-name="gr4" draw:text-style-name="P4" draw:layer="layout" svg:width="2.694cm" svg:height="2.724cm" svg:x="10.922cm" svg:y="1.34cm">
          <text:p text:style-name="P3"><text:span text:style-name="T1">Supply</text:span></text:p>
          <text:p text:style-name="P3"><text:span text:style-name="T1">Voltage</text:span></text:p>
          <text:p text:style-name="P3"><text:span text:style-name="T1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1.59cm" svg:height="1.016cm" svg:x="3.302cm" svg:y="8.128cm">
          <text:p text:style-name="P3"><text:span text:style-name="T1">MQTT Brok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0.508cm" svg:height="0.508cm" svg:x="15.34cm" svg:y="3.388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594cm" svg:y1="3.896cm" svg:x2="15.586cm" svg:y2="8.128cm" draw:start-shape="id21" draw:start-glue-point="2" svg:d="m15594 3896v2367h-8v1865" svg:viewBox="0 0 9 4233">
          <text:p/>
        </draw:connector>
        <draw:frame draw:style-name="gr3" draw:text-style-name="P2" draw:layer="layout" svg:width="4.1cm" svg:height="0.645cm" draw:transform="rotate (1.5707963267949) translate (14.932cm 8.05cm)">
          <draw:text-box>
            <text:p><text:span text:style-name="T1">services.xbee.readings</text:span></text:p>
          </draw:text-box>
        </draw:frame>
        <draw:custom-shape draw:style-name="gr4" draw:text-style-name="P4" draw:layer="layout" svg:width="2.694cm" svg:height="2.724cm" svg:x="14.578cm" svg:y="1.326cm">
          <text:p text:style-name="P3"><text:span text:style-name="T1">Measurement</text:span></text:p>
          <text:p text:style-name="P3"><text:span text:style-name="T1">Logging</text:span></text:p>
          <text:p text:style-name="P3"><text:span text:style-name="T1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8T09:47:11</meta:creation-date>
    <dc:date>2015-03-28T18:10:28</dc:date>
    <meta:editing-duration>PT12M36S</meta:editing-duration>
    <meta:editing-cycles>3</meta:editing-cycles>
    <meta:generator>LibreOffice/3.5$Linux_X86_64 LibreOffice_project/350m1$Build-2</meta:generator>
    <meta:document-statistic meta:object-count="78"/>
  </office:meta>
</office:document-meta>
</file>